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29cm" svg:stroke-color="#79711a" draw:marker-start-width="0.993cm" draw:marker-end-width="0.993cm" draw:fill-color="#fff038" draw:textarea-horizontal-align="justify" draw:textarea-vertical-align="middle" draw:auto-grow-height="false" fo:min-height="19.054cm" fo:min-width="18.804cm" fo:padding-top="0.389cm" fo:padding-bottom="0.389cm" fo:padding-left="0.514cm" fo:padding-right="0.514cm" draw:shadow="hidden"/>
      <style:paragraph-properties style:writing-mode="lr-tb"/>
    </style:style>
    <style:style style:name="gr2" style:family="graphic" style:parent-style-name="objectwithoutfill">
      <style:graphic-properties svg:stroke-width="0.529cm" svg:stroke-color="#79711a" draw:marker-start-width="0.993cm" draw:marker-end-width="0.993cm" draw:fill="none" draw:fill-color="#fff038" draw:textarea-vertical-align="middle" fo:padding-top="0.389cm" fo:padding-bottom="0.389cm" fo:padding-left="0.514cm" fo:padding-right="0.514cm"/>
    </style:style>
    <style:style style:name="gr3" style:family="graphic" style:parent-style-name="objectwithoutfill">
      <style:graphic-properties svg:stroke-width="0.529cm" svg:stroke-color="#79711a" draw:marker-start-width="0.993cm" draw:marker-end-width="0.993cm" draw:fill="none" draw:fill-color="#fff038" draw:textarea-vertical-align="middle" fo:padding-top="0.389cm" fo:padding-bottom="0.389cm" fo:padding-left="0.514cm" fo:padding-right="0.514cm"/>
      <style:paragraph-properties style:writing-mode="lr-tb"/>
    </style:style>
    <style:style style:name="gr4" style:family="graphic" style:parent-style-name="standard">
      <style:graphic-properties svg:stroke-width="0.529cm" svg:stroke-color="#79711a" draw:marker-start-width="0.993cm" draw:marker-end-width="0.993cm" draw:fill-color="#fff038" draw:textarea-horizontal-align="justify" draw:textarea-vertical-align="middle" draw:auto-grow-height="false" fo:min-height="0.765cm" fo:min-width="1.045cm" fo:padding-top="0.389cm" fo:padding-bottom="0.389cm" fo:padding-left="0.514cm" fo:padding-right="0.514cm"/>
    </style:style>
    <style:style style:name="P1" style:family="paragraph">
      <loext:graphic-properties draw:fill-color="#fff038"/>
      <style:paragraph-properties fo:text-align="center"/>
    </style:style>
    <style:style style:name="P2" style:family="paragraph">
      <loext:graphic-properties draw:fill="none" draw:fill-color="#fff038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0.472cm" svg:height="20.472cm" svg:x="0.254cm" svg:y="0.254cm" svg:viewBox="0 0 20473 20473" svg:d="M1094 0h1c-193 0-381 51-548 147s-304 233-400 400-147 355-147 548c0 6094 0 12189 0 18283 0 193 51 381 147 548s233 304 400 400 355 147 548 147c6094 0 12189 0 18283 0 193 0 381-51 548-147s304-233 400-400 150-356 147-548c-90-8202-90-13282-90-14552l-3492-318c0-193-442-4445-635-4445-6094 0-9067-63-15162-63z">
          <text:p/>
        </draw:path>
        <draw:g>
          <draw:line draw:style-name="gr2" draw:text-style-name="P2" draw:layer="layout" svg:x1="2.834cm" svg:y1="9.514cm" svg:x2="11.322cm" svg:y2="9.514cm">
            <text:p/>
          </draw:line>
          <draw:line draw:style-name="gr2" draw:text-style-name="P2" draw:layer="layout" svg:x1="2.835cm" svg:y1="11.784cm" svg:x2="11.323cm" svg:y2="11.784cm">
            <text:p/>
          </draw:line>
          <draw:line draw:style-name="gr3" draw:text-style-name="P2" draw:layer="layout" svg:x1="2.835cm" svg:y1="14.055cm" svg:x2="7.874cm" svg:y2="14.055cm">
            <text:p/>
          </draw:line>
          <draw:line draw:style-name="gr2" draw:text-style-name="P2" draw:layer="layout" svg:x1="2.835cm" svg:y1="16.326cm" svg:x2="7.874cm" svg:y2="16.326cm">
            <text:p/>
          </draw:line>
          <draw:line draw:style-name="gr2" draw:text-style-name="P2" draw:layer="layout" svg:x1="2.837cm" svg:y1="7.242cm" svg:x2="14.772cm" svg:y2="7.242cm">
            <text:p/>
          </draw:line>
          <draw:line draw:style-name="gr2" draw:text-style-name="P2" draw:layer="layout" svg:x1="2.837cm" svg:y1="4.972cm" svg:x2="14.772cm" svg:y2="4.972cm">
            <text:p/>
          </draw:line>
        </draw:g>
        <draw:custom-shape draw:style-name="gr4" draw:text-style-name="P1" draw:layer="layout" svg:width="4.145cm" svg:height="4.763cm" svg:x="16.51cm" svg:y="0.31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28T17:10:55.076736520</meta:creation-date>
    <dc:date>2021-07-28T17:45:38.592466119</dc:date>
    <meta:editing-duration>PT24M19S</meta:editing-duration>
    <meta:editing-cycles>4</meta:editing-cycles>
    <meta:generator>LibreOffice/7.0.3.1$MacOSX_X86_64 LibreOffice_project/d7547858d014d4cf69878db179d326fc3483e082</meta:generator>
    <meta:document-statistic meta:object-count="9"/>
  </office:meta>
</office:document-meta>
</file>